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TPUT OF PROGRAM:</text:p>
      <text:p text:style-name="Standard"/>
      <text:p text:style-name="Standard">therese@Sweetness:~/Documents/Python_Projects$ ./means.py </text:p>
      <text:p text:style-name="Standard"/>
      <text:p text:style-name="Standard">Authors: Therese Demers and Hilary Kazakoff</text:p>
      <text:p text:style-name="Standard"></text:p>
      <text:p text:style-name="Standard">1) Statistics for problem one: </text:p>
      <text:p text:style-name="Standard"></text:p>
      <text:p text:style-name="Standard">1A) Probablity that the mean is between 1.49 and 1.53 inclusive is: 1.0</text:p>
      <text:p text:style-name="Standard"></text:p>
      <text:p text:style-name="Standard">1B) Mean of means: 1.5</text:p>
      <text:p text:style-name="Standard"></text:p>
      <text:p text:style-name="Standard">1C) The standard deviation is: 0.0017</text:p>
      <text:p text:style-name="Standard"></text:p>
      <text:p text:style-name="Standard"></text:p>
      <text:p text:style-name="Standard">2) Statistics for problem two: </text:p>
      <text:p text:style-name="Standard"></text:p>
      <text:p text:style-name="Standard">2A) Probablity that the mean is between 4.6 and 5.1 exclusive is: 0.0</text:p>
      <text:p text:style-name="Standard"></text:p>
      <text:p text:style-name="Standard">2B) Mean of means: 5.5002</text:p>
      <text:p text:style-name="Standard"></text:p>
      <text:p text:style-name="Standard">2C) The standard deviation is: 0.0181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rese </meta:initial-creator>
    <meta:creation-date>2012-11-26T11:34:55</meta:creation-date>
    <dc:date>2012-11-26T12:41:26</dc:date>
    <dc:creator>Therese </dc:creator>
    <meta:editing-duration>P0D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20" meta:word-count="69" meta:character-count="461" meta:non-whitespace-character-count="381"/>
  </office:meta>
</office:document-meta>
</file>